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officeooo:rsid="0004ac39" officeooo:paragraph-rsid="0004ac39" style:font-weight-asian="bold"/>
    </style:style>
    <style:style style:name="P4" style:family="paragraph" style:parent-style-name="Standard">
      <style:text-properties fo:font-style="italic" fo:font-weight="bold" style:font-style-asian="italic" style:font-weight-asian="bold"/>
    </style:style>
    <style:style style:name="P5" style:family="paragraph" style:parent-style-name="Standard">
      <style:text-properties officeooo:rsid="0003d925" officeooo:paragraph-rsid="0003d925"/>
    </style:style>
    <style:style style:name="P6" style:family="paragraph" style:parent-style-name="Standard">
      <style:text-properties officeooo:rsid="0004393b" officeooo:paragraph-rsid="0004393b"/>
    </style:style>
    <style:style style:name="P7" style:family="paragraph" style:parent-style-name="Standard">
      <style:text-properties officeooo:rsid="0004ac39" officeooo:paragraph-rsid="0004ac39"/>
    </style:style>
    <style:style style:name="P8" style:family="paragraph" style:parent-style-name="Standard">
      <style:text-properties officeooo:rsid="00060a46" officeooo:paragraph-rsid="00060a46"/>
    </style:style>
    <style:style style:name="P9" style:family="paragraph" style:parent-style-name="Standard">
      <style:text-properties officeooo:rsid="000413ee" officeooo:paragraph-rsid="00087d85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fo:color="#ff0000" fo:font-weight="bold" style:font-weight-asian="bold"/>
    </style:style>
    <style:style style:name="P11" style:family="paragraph" style:parent-style-name="Standard">
      <style:text-properties fo:font-style="italic" fo:font-weight="bold" style:font-style-asian="italic" style:font-weight-asian="bold"/>
    </style:style>
    <style:style style:name="P12" style:family="paragraph" style:parent-style-name="Standard">
      <style:text-properties fo:font-weight="bold" style:font-weight-asian="bold"/>
    </style:style>
    <style:style style:name="P13" style:family="paragraph" style:parent-style-name="Standard">
      <style:text-properties fo:font-weight="bold" officeooo:rsid="000cf96e" officeooo:paragraph-rsid="000cf96e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fo:font-weight="bold" officeooo:rsid="0003f8a3" style:font-style-asian="italic" style:font-weight-asian="bold"/>
    </style:style>
    <style:style style:name="T4" style:family="text">
      <style:text-properties fo:font-style="italic" fo:font-weight="bold" officeooo:rsid="00069f87" style:font-style-asian="italic" style:font-weight-asian="bold"/>
    </style:style>
    <style:style style:name="T5" style:family="text">
      <style:text-properties fo:font-style="italic" fo:font-weight="bold" officeooo:rsid="00087d85" style:font-style-asian="italic" style:font-weight-asian="bold"/>
    </style:style>
    <style:style style:name="T6" style:family="text">
      <style:text-properties officeooo:rsid="000310da"/>
    </style:style>
    <style:style style:name="T7" style:family="text">
      <style:text-properties officeooo:rsid="0004ac39"/>
    </style:style>
    <style:style style:name="T8" style:family="text">
      <style:text-properties officeooo:rsid="00060a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WNLOAD THIS DOCUMENT. FILL IT IN and UPLOAD THE DOCUMENT TO iCollege (same folder where you submitted your GitHub link)</text:p>
      <text:p text:style-name="P1"/>
      <text:p text:style-name="P2">Title: <text:s/><text:span text:style-name="T6">Shad’s Proposal 3</text:span></text:p>
      <text:p text:style-name="P13">(This one is the best fit to the assignment)</text:p>
      <text:p text:style-name="Standard"/>
      <text:p text:style-name="P2"/>
      <text:p text:style-name="Standard"><text:span text:style-name="T1">Problem Statement (1 line) -- </text:span><text:span text:style-name="T2">What is the problem/challenge you are addressing?</text:span></text:p>
      <text:p text:style-name="P4"/>
      <text:p text:style-name="P5"><text:span text:style-name="T2">Automatically keeping a camera </text:span><text:span text:style-name="T3">pointed at a moving target</text:span></text:p>
      <text:p text:style-name="P4"/>
      <text:p text:style-name="P2"/>
      <text:p text:style-name="Standard"><text:span text:style-name="T1">Goal (1-3 lines) -- </text:span><text:span text:style-name="T2">What are the aims of your project? What will you demonstrate</text:span></text:p>
      <text:p text:style-name="Standard"/>
      <text:p text:style-name="P6">Aim 1: Aim the camera at the subject in 1d using a single servo</text:p>
      <text:p text:style-name="P6">Aim <text:span text:style-name="T7">2</text:span>: Aim the camera at the subject in 2d using two servos</text:p>
      <text:p text:style-name="P7">Stretch Aim <text:span text:style-name="T8">1</text:span>: <text:span text:style-name="T8">Rotate the robot to keep the subject in view</text:span></text:p>
      <text:p text:style-name="P8">Stretch Aim 2: Move the robot to follow the subject</text:p>
      <text:p text:style-name="P3"/>
      <text:p text:style-name="P2"/>
      <text:p text:style-name="Standard"><text:span text:style-name="T1">Approach (short paragraph) -- </text:span><text:span text:style-name="T2">what is your strategy for solving the problem or achieving the goal?</text:span></text:p>
      <text:p text:style-name="P4"/>
      <text:p text:style-name="P8"><text:span text:style-name="T2">Adapt existing libraries </text:span><text:span text:style-name="T4">for object tracking to reorient when </text:span><text:span text:style-name="T5">subject is away from center</text:span></text:p>
      <text:p text:style-name="P4"/>
      <text:p text:style-name="P4"/>
      <text:p text:style-name="P2">Tentative timeline </text:p>
      <text:p text:style-name="P2">(FORMAT: task, # of days) </text:p>
      <text:p text:style-name="P2"/>
      <text:p text:style-name="P9">I’ve learned I can’t do this sort of thing on a schedule. <text:s/>Sorry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MacOSX_X86_64 LibreOffice_project/1ec314fa52f458adc18c4f025c545a4e8b22c159</meta:generator>
    <dc:date>2019-10-23T23:51:06.986772777</dc:date>
    <meta:editing-duration>PT10M19S</meta:editing-duration>
    <meta:editing-cycles>3</meta:editing-cycles>
    <meta:document-statistic meta:table-count="0" meta:image-count="0" meta:object-count="0" meta:page-count="1" meta:paragraph-count="15" meta:word-count="168" meta:character-count="935" meta:non-whitespace-character-count="778"/>
  </office:meta>
</office:document-meta>
</file>